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fahren, welche von der Induktionskanone ausgehen sehen wir vor allem in der Spannung sowie den hohen Strömen die kurzzeitig fließen, sowie in dem fliegenden Ring.</text:p>
      <text:p text:style-name="Standard"/>
      <text:p text:style-name="Standard">Um eine Gefährung auszuschließen haben wir einen komplett geschlossenen Kasten für die Schaltung sowie einen teilweise geschlossenen Kasten für die eigentliche Abschussvorrichtung.</text:p>
      <text:p text:style-name="Standard">Der Kasten für die Schaltung lässt sich nur bei gezogenem Stromkabel öffnen.</text:p>
      <text:p text:style-name="Standard">Da die Abschussvorrichtung einen Ring verschiesen soll muss der Kasten dafür nach vorne offen sein. Jedoch soll die komplette Konstruktion nur von hinten zugänglich sein und von vorne durch ein Absperrband gesichert werden.</text:p>
      <text:p text:style-name="Standard">Der Draht, welcher für die Spule zum abschießen benutzt wird ist lakiert und somit an sich schon berührungssicher. Der komplette Suple ist zudem noch in einem Plexiglas-Gehäuse, sodass der lakierte Draht nicht berührt werden kann. Wenn das Gehäuse, in welchem sich die Abschussvorrichtung befindet, offen ist, so können die Kondensatoren nicht entladen werden. Somit wird sichergestellt, das der fliegende Ring keine Verletzungen verursacht. Zudem kann die Tür zum einstellen des Winkels der Abschussvorrichtung nur geöffnet werden, wenn die Kondensatoren nicht geladen sind, gerade auch nicht geladen werden und der Schuss-knopf nicht betätigt wird. Sobald die Türe offen ist, kann auch nicht begonnen werden den Kondensator zu laden.</text:p>
      <text:p text:style-name="Standard"/>
      <text:p text:style-name="Standard">Ein Vorgang sieht wie folgt aus: Die Induktionskanone wird angeschlossen. Nun kann man die Türe noch öffnen, da die Kondensatoren noch ungeladen sind. Die Türe wird also geöffnet, wodurch sowohl das Laden als auch das Schießen elektrisch und mechanisch verhindert wird und man kann die Kanone ausrichten, sodass sie im gewünschten Winkel schießt. Nun wird die Türe wieder geschlossen, sodass der Ladevorgang beginnen kann. Sobald dieser beginnt verriegelt sich die Türe automatisch und kann erst wieder geöffnet werden, wenn die Kondensatoren entladen sind (man also geschossen hat) und die Kondensatoren auch gerade nicht erneut gelad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M36S</meta:editing-duration>
    <meta:editing-cycles>4</meta:editing-cycles>
    <meta:generator>OpenOffice/4.1.3$Win32 OpenOffice.org_project/413m1$Build-9783</meta:generator>
    <dc:date>2017-05-12T13:23:19.19</dc:date>
    <meta:document-statistic meta:table-count="0" meta:image-count="0" meta:object-count="0" meta:page-count="1" meta:paragraph-count="6" meta:word-count="295" meta:character-count="2023"/>
    <meta:user-defined meta:name="Info 1"/>
    <meta:user-defined meta:name="Info 2"/>
    <meta:user-defined meta:name="Info 3"/>
    <meta:user-defined meta:name="Info 4"/>
  </office:meta>
</office:document-meta>
</file>